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003cc3" officeooo:paragraph-rsid="00003cc3"/>
    </style:style>
    <style:style style:name="P2" style:family="paragraph" style:parent-style-name="Text_20_body">
      <style:paragraph-properties fo:text-align="center" style:justify-single-word="false"/>
      <style:text-properties fo:font-style="italic" style:text-underline-style="none" style:font-style-asian="italic" style:font-style-complex="italic"/>
    </style:style>
    <style:style style:name="P3" style:family="paragraph" style:parent-style-name="Text_20_body">
      <style:text-properties style:font-name="Courier New" fo:font-size="8pt" officeooo:rsid="00003cc3" officeooo:paragraph-rsid="00003cc3" style:font-size-asian="8pt" style:font-size-complex="8pt"/>
    </style:style>
    <style:style style:name="P4" style:family="paragraph" style:parent-style-name="Text_20_body">
      <style:paragraph-properties fo:line-height="100%"/>
      <style:text-properties style:font-name="Courier New" fo:font-size="8pt" officeooo:rsid="00003cc3" officeooo:paragraph-rsid="00003cc3" style:font-size-asian="8pt" style:font-size-complex="8pt"/>
    </style:style>
    <style:style style:name="P5" style:family="paragraph" style:parent-style-name="Text_20_body">
      <style:paragraph-properties fo:line-height="100%"/>
      <style:text-properties style:font-name="Courier New" fo:font-size="8pt" officeooo:rsid="00003cc3" officeooo:paragraph-rsid="00003cc3" style:font-size-asian="8pt" style:font-size-complex="8pt"/>
    </style:style>
    <style:style style:name="P6" style:family="paragraph" style:parent-style-name="Text_20_body">
      <style:paragraph-properties fo:line-height="120%"/>
      <style:text-properties style:font-name="Courier New" fo:font-size="8pt" officeooo:rsid="00003cc3" officeooo:paragraph-rsid="00003cc3" style:font-size-asian="8pt" style:font-size-complex="8pt"/>
    </style:style>
    <style:style style:name="P7" style:family="paragraph" style:parent-style-name="Text_20_body">
      <style:paragraph-properties fo:text-align="center" style:justify-single-word="false"/>
      <style:text-properties officeooo:rsid="0000ab28" officeooo:paragraph-rsid="0000ab28"/>
    </style:style>
    <style:style style:name="P8" style:family="paragraph" style:parent-style-name="Heading_20_1">
      <style:text-properties officeooo:rsid="00003cc3" officeooo:paragraph-rsid="00003cc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JSON e JSONP</text:p>
      <text:p text:style-name="Subtitle">Material de apoio para o seminário sobre JSON e JSONP</text:p>
      <text:p text:style-name="P7">Diego D. | Gabriel Y.</text:p>
      <text:p text:style-name="Text_20_body"/>
      <text:h text:style-name="P8" text:outline-level="1">O que é JSON?</text:h>
      <text:p text:style-name="P1">JSON (JavaScript Object Notation) é um formato leve de intercâmbio de dados baseado na representação literal de Objetos, Arrays, Strings, Números e Booleans do JavaScript. Uma variação do JSON é suportada pela maioria das linguagens modernas, e agora compete com o XML como protocolo de dados para serviços web, http e configuração de sistemas.</text:p>
      <text:h text:style-name="Heading_20_1" text:outline-level="1">RFC4627</text:h>
      <text:p text:style-name="P1">O JSON foi formalizado e popularizado por volta de 2001 por Douglas Crockford. A especificação é descrita no rfc4627</text:p>
      <text:h text:style-name="Heading_20_3" text:outline-level="3">Abstract:</text:h>
      <text:p text:style-name="P2">“JavaScript Object Notation (JSON) is a lightweight, text-based, language-independent data interchange format. <text:s/>It was derived from <text:s/>the ECMAScript Programming Language Standard. <text:s/>JSON defines a small <text:s/>set of formatting rules for the portable representation of structured data.”</text:p>
      <text:p text:style-name="P1"/>
      <text:p text:style-name="P1">fonte: <text:a xlink:type="simple" xlink:href="http://tools.ietf.org/html/rfc4627" text:style-name="Internet_20_link" text:visited-style-name="Visited_20_Internet_20_Link">http://tools.ietf.org/html/rfc4627</text:a></text:p>
      <text:p text:style-name="P1"/>
      <text:h text:style-name="Heading_20_1" text:outline-level="1">Exemplos comparativos:</text:h>
      <text:p text:style-name="P1">Um coockie gerado utilizando boas práticas com JSON</text:p>
      <text:p text:style-name="P1"/>
      <text:p text:style-name="P4">01<text:tab/>{</text:p>
      <text:p text:style-name="P4">02<text:tab/> <text:s text:c="3"/>"cookies": {</text:p>
      <text:p text:style-name="P4">03<text:tab/> <text:s text:c="7"/>"oatmeal": {</text:p>
      <text:p text:style-name="P4">04<text:tab/> <text:s text:c="11"/>"ingredients": [</text:p>
      <text:p text:style-name="P4">05<text:tab/> <text:s text:c="15"/>"flour",</text:p>
      <text:p text:style-name="P4">06<text:tab/> <text:s text:c="15"/>"sugar",</text:p>
      <text:p text:style-name="P4">07<text:tab/> <text:s text:c="15"/>"oats",</text:p>
      <text:p text:style-name="P4">08<text:tab/> <text:s text:c="15"/>"butter"</text:p>
      <text:p text:style-name="P4">09<text:tab/> <text:s text:c="11"/>],</text:p>
      <text:p text:style-name="P4">10<text:tab/> <text:s text:c="11"/>"calories": 430,</text:p>
      <text:p text:style-name="P4"><text:soft-page-break/>11<text:tab/> <text:s text:c="11"/>"eatBy": "2010-12-05",</text:p>
      <text:p text:style-name="P4">12<text:tab/> <text:s text:c="11"/>"kosher": true</text:p>
      <text:p text:style-name="P4">13<text:tab/> <text:s text:c="7"/>},</text:p>
      <text:p text:style-name="P4">14<text:tab/> <text:s text:c="7"/>"chocolate": {</text:p>
      <text:p text:style-name="P4">15<text:tab/> <text:s text:c="11"/>"ingredients": [</text:p>
      <text:p text:style-name="P4">16<text:tab/> <text:s text:c="15"/>"flour",</text:p>
      <text:p text:style-name="P4">17<text:tab/> <text:s text:c="15"/>"sugar",</text:p>
      <text:p text:style-name="P4">18<text:tab/> <text:s text:c="15"/>"butter",</text:p>
      <text:p text:style-name="P4">19<text:tab/> <text:s text:c="15"/>"chocolate"</text:p>
      <text:p text:style-name="P4">20<text:tab/> <text:s text:c="11"/>],</text:p>
      <text:p text:style-name="P4">21<text:tab/> <text:s text:c="11"/>"calories": 510,</text:p>
      <text:p text:style-name="P4">22<text:tab/> <text:s text:c="11"/>"eatBy": "2010-12-03",</text:p>
      <text:p text:style-name="P4">23<text:tab/> <text:s text:c="11"/>"kosher": true</text:p>
      <text:p text:style-name="P4">24<text:tab/> <text:s text:c="7"/>}</text:p>
      <text:p text:style-name="P4">25<text:tab/> <text:s text:c="3"/>}</text:p>
      <text:p text:style-name="P4">26<text:tab/>}</text:p>
      <text:p text:style-name="P1"/>
      <text:p text:style-name="P1">A mesma massa de dados anterior recuperada via XML</text:p>
      <text:p text:style-name="P1"/>
      <text:p text:style-name="P6">01<text:tab/>&lt;cookies&gt;</text:p>
      <text:p text:style-name="P6">02<text:tab/> <text:s text:c="3"/>&lt;oatmeal&gt;</text:p>
      <text:p text:style-name="P6">03<text:tab/> <text:s text:c="8"/>&lt;ingredients&gt;flour&lt;/ingredients&gt;</text:p>
      <text:p text:style-name="P6">04<text:tab/> <text:s text:c="8"/>&lt;ingredients&gt;sugar&lt;/ingredients&gt;</text:p>
      <text:p text:style-name="P6">05<text:tab/> <text:s text:c="8"/>&lt;ingredients&gt;oats&lt;/ingredients&gt;</text:p>
      <text:p text:style-name="P6">06<text:tab/> <text:s text:c="8"/>&lt;ingredients&gt;butter&lt;/ingredients&gt;</text:p>
      <text:p text:style-name="P6">07<text:tab/> <text:s text:c="8"/>&lt;calories&gt;430&lt;/calories&gt;</text:p>
      <text:p text:style-name="P6">08<text:tab/> <text:s text:c="8"/>&lt;eatBy&gt;2010-12-05&lt;/eatBy&gt;</text:p>
      <text:p text:style-name="P6">09<text:tab/> <text:s text:c="8"/>&lt;kosher&gt;true&lt;/kosher&gt;</text:p>
      <text:p text:style-name="P6">10<text:tab/> <text:s text:c="3"/>&lt;/oatmeal&gt;</text:p>
      <text:p text:style-name="P6">11<text:tab/> <text:s text:c="3"/>&lt;chocolate&gt;</text:p>
      <text:p text:style-name="P6">12<text:tab/> <text:s text:c="8"/>&lt;ingredients&gt;flour&lt;/ingredients&gt;</text:p>
      <text:p text:style-name="P6">13<text:tab/> <text:s text:c="8"/>&lt;ingredients&gt;sugar&lt;/ingredients&gt;</text:p>
      <text:p text:style-name="P6">14<text:tab/> <text:s text:c="8"/>&lt;ingredients&gt;butter&lt;/ingredients&gt;</text:p>
      <text:p text:style-name="P6">15<text:tab/> <text:s text:c="8"/>&lt;ingredients&gt;chocolate&lt;/ingredients&gt;</text:p>
      <text:p text:style-name="P6">16<text:tab/> <text:s text:c="8"/>&lt;calories&gt;510&lt;/calories&gt;</text:p>
      <text:p text:style-name="P6">17<text:tab/> <text:s text:c="8"/>&lt;eatBy&gt;2010-12-03&lt;/eatBy&gt;</text:p>
      <text:p text:style-name="P6">18<text:tab/> <text:s text:c="8"/>&lt;kosher&gt;true&lt;/kosher&gt;</text:p>
      <text:p text:style-name="P6">19<text:tab/> <text:s text:c="3"/>&lt;/chocolate&gt;</text:p>
      <text:p text:style-name="P6">20<text:tab/>&lt;/cookies&gt;</text:p>
      <text:p text:style-name="P6"/>
      <text:h text:style-name="Heading_20_1" text:outline-level="1"><text:soft-page-break/>JavaScript</text:h>
      <text:p text:style-name="P1">Embora o JSON lembre o JavaScript, as seguintes regras restritivas são apontadas:</text:p>
      <text:p text:style-name="P1">- o conceito de um identificador JavaScript não é compreendido pelo JSON. Todos os nomes-chave têm que ser strings JSON</text:p>
      <text:p text:style-name="P1">- strings JSON têm que estar entre aspas </text:p>
      <text:p text:style-name="P1">- números JSON não podem ter zeros à esquerda</text:p>
      <text:p text:style-name="P1">- datas não são reconhecidas como um tipo de valor único</text:p>
      <text:p text:style-name="P1">- o JSON tem a intenção de ser uma linguagem independente, os objetos JSON devem ser considerados como strings genéricos, e não objetos JavaScript</text:p>
      <text:p text:style-name="P1">- o JSON representa seis tipos de valores: objetos, arrays, números, strings, booleans e o null literal.</text:p>
      <text:p text:style-name="P1"/>
      <text:h text:style-name="Heading_20_1" text:outline-level="1">Usando JSON no JavaScript</text:h>
      <text:p text:style-name="P1">- JSON é um formato útil para receber respostas do servidor para solicitações XHR. </text:p>
      <text:p text:style-name="P1">Essa resposta será na forma de uma string. Uma forma de converter uma string JSON em um objeto JavaScript é alimentá-la com um argumento para a função eval:</text:p>
      <text:p text:style-name="P1"/>
      <text:p text:style-name="P3">var myCookies = eval('(' + cookieJSON + ')');</text:p>
      <text:p text:style-name="P3">myCookies.cookies.chocolate.ingredients[1]; //"sugar"</text:p>
      <text:p text:style-name="P1"/>
      <text:p text:style-name="P1">* (Os parênteses extras são necessários por causa da ambiguidade com que o JavaScript interpreta uma chave)</text:p>
      <text:p text:style-name="P1">Transações XHR comuns estão sujeitas às mesmas restrições de domínio, de forma que você pode ficar razoavelmente seguro de que a resposta vem do seu próprio servidor.</text:p>
      <text:p text:style-name="P1"/>
      <text:h text:style-name="Heading_20_1" text:outline-level="1">JSON.parse e JSON.stringify</text:h>
      <text:p text:style-name="P1">O JSON.parse realiza um eval seguro de supostas strings JSON (presumivelmente através de uma expressão regular). Se a string não for um JSON válido, uma exceção SintaxError é disparada e o eval não é chamado. Há um segundo argumento opcional, reviver, uma função com dois parâmetros (key e value). Se fornecida, a função reviver é aplicada a todo par key/value produzido pelo parse, o que pode fazer com que certos valores sejam modificados de acordo com a lógica da função. Um uso típico do reviver é na reconstituição de valores de datas de strings (embora não tenha valor o ES5 também especifica uma função Date.prototype.toJSON).</text:p>
      <text:p text:style-name="P1"/>
      <text:p text:style-name="P4"><text:soft-page-break/>01<text:tab/>function dateReviver(key, value) {</text:p>
      <text:p text:style-name="P4">02<text:tab/> <text:s text:c="3"/>if (typeof value === 'string') {</text:p>
      <text:p text:style-name="P4">03<text:tab/> <text:s text:c="7"/>var a = /^(d{4})-(d{2})-(d{2})$/.exec(value);</text:p>
      <text:p text:style-name="P4">04<text:tab/> <text:s text:c="7"/>if (a) {</text:p>
      <text:p text:style-name="P4">05<text:tab/> <text:s text:c="11"/>return new Date(Date.UTC(+a[1], +a[2] - 1, +a[3]));</text:p>
      <text:p text:style-name="P4">06<text:tab/> <text:s text:c="7"/>}</text:p>
      <text:p text:style-name="P4">07<text:tab/> <text:s text:c="3"/>}</text:p>
      <text:p text:style-name="P4">08<text:tab/> <text:s text:c="3"/>return value;</text:p>
      <text:p text:style-name="P4">09<text:tab/>};</text:p>
      <text:p text:style-name="P4">10<text:tab/> </text:p>
      <text:p text:style-name="P4">11<text:tab/>var myCookies = JSON.parse(cookieJSON, dateReviver);</text:p>
      <text:p text:style-name="P4">12<text:tab/>myCookies.cookies.oatmeal.eatBy; //Sat Dec 04 2010 16:00:00 GMT-0800 (Pacific Standard Time)</text:p>
      <text:p text:style-name="P1"/>
      <text:p text:style-name="P1">O JSON.stringify faz o oposto. O argumento value é requerido e pode ser qualquer objeto JavaScript (embora tipicamente seja um objeto em um array). O resultado da</text:p>
      <text:p text:style-name="P1">invocação do stringify é uma string JSON. Também há dois argumentos opcionais, replacer e space. Quando replacer é uma função, funciona basicamente como um inverso do reviver; contudo pode ser também um array, quando funciona como uma lista em branco de propriedades do objeto a ser serializado.</text:p>
      <text:p text:style-name="P1"/>
      <text:p text:style-name="P1">* O argumento space é usado para formatação e seu valor pode ser tanto um número quanto uma string. Se um número é fornecido, ele representa o número de espaços em branco</text:p>
      <text:p text:style-name="P1">com os quais identar cada nível. Se o argumento é uma string (por exemplo ‘t’), <text:s/>então o texto é identado utilizando os caracteres contidos na string.</text:p>
      <text:p text:style-name="P1"/>
      <text:p text:style-name="P4">01<text:tab/>JSON.stringify(cookies, ['cookies','oatmeal','chocolate','calories'], 't')</text:p>
      <text:p text:style-name="P4">02<text:tab/>/*</text:p>
      <text:p text:style-name="P4">03<text:tab/>'{</text:p>
      <text:p text:style-name="P4">04<text:tab/> <text:s text:c="3"/>"cookies":{</text:p>
      <text:p text:style-name="P4">05<text:tab/> <text:s text:c="7"/>"oatmeal":{</text:p>
      <text:p text:style-name="P4">06<text:tab/> <text:s text:c="11"/>"calories":430</text:p>
      <text:p text:style-name="P4">07<text:tab/> <text:s text:c="7"/>},</text:p>
      <text:p text:style-name="P4">08<text:tab/> <text:s text:c="7"/>"chocolate":{</text:p>
      <text:p text:style-name="P4">09<text:tab/> <text:s text:c="11"/>"calories":510</text:p>
      <text:p text:style-name="P4">10<text:tab/> <text:s text:c="7"/>}</text:p>
      <text:p text:style-name="P4">11<text:tab/> <text:s text:c="3"/>}</text:p>
      <text:p text:style-name="P4">12<text:tab/>}'</text:p>
      <text:p text:style-name="P4">13<text:tab/>*/</text:p>
      <text:p text:style-name="P1"/>
      <text:p text:style-name="P1">Ambas funções são implementadas em todos browsers modernos (mas não no IE7). </text:p>
      <text:p text:style-name="P1"/>
      <text:h text:style-name="Heading_20_1" text:outline-level="1"><text:soft-page-break/>JSONP</text:h>
      <text:p text:style-name="P1">Podemos usar JSON para transportar dados entre servidor e cliente, e que isso pode ser feito com relativa segurança. Mas e para buscar dados em outros domínios?</text:p>
      <text:p text:style-name="P1">A forma padrão de contornar isso é usar o Cross Origin Resource Sharing (CORS), que agora é implementado pela maioria dos browsers modernos.</text:p>
      <text:p text:style-name="P1">O JSONP (documentado pela primeira vez por Bob Ippolito em 2005) é uma alternativa simples e efetiva que usa a capacidade das <text:s/>tags script de obter conteúdo de qualquer servidor.</text:p>
      <text:p text:style-name="P1">Uma tag script tem um atributo src que pode ser configurado para qualquer resource path, como uma URL, e não precisa retornar um arquivo JavaScript.</text:p>
      <text:p text:style-name="P1"/>
      <text:p text:style-name="P4">1<text:tab/>var scriptTag = document.createElement('SCRIPT');</text:p>
      <text:p text:style-name="P4">2<text:tab/>scriptTag.src = "http://www.twitter.com/status/user_timeline/angustweets.json?count=5";</text:p>
      <text:p text:style-name="P4">3<text:tab/> </text:p>
      <text:p text:style-name="P4">4<text:tab/>document.getElementsByTagName('HEAD')[0].appendChild(scriptTag);</text:p>
      <text:p text:style-name="P1"/>
      <text:p text:style-name="P1">Exemplo de recuperação de informação:</text:p>
      <text:p text:style-name="P1"/>
      <text:p text:style-name="P4">01<text:tab/>var logIt = function(data) {</text:p>
      <text:p text:style-name="P4">02<text:tab/> <text:s text:c="3"/>//print last tweet text</text:p>
      <text:p text:style-name="P4">03<text:tab/> <text:s text:c="3"/>window.console &amp;&amp; console.log(data[0].text);</text:p>
      <text:p text:style-name="P4">04<text:tab/>}</text:p>
      <text:p text:style-name="P4">05<text:tab/> </text:p>
      <text:p text:style-name="P4">06<text:tab/>var scriptTag = document.createElement('SCRIPT');</text:p>
      <text:p text:style-name="P4">07<text:tab/>scriptTag.src = "http://www.twitter.com/status/user_timeline/angustweets.json?count=5&amp;callback=logIt";</text:p>
      <text:p text:style-name="P4">08<text:tab/> </text:p>
      <text:p text:style-name="P4">09<text:tab/>document.getElementsByTagName('HEAD')[0].appendChild(scriptTag);</text:p>
      <text:p text:style-name="P4">10<text:tab/>/* console will log:</text:p>
      <text:p text:style-name="P4">11<text:tab/>@marijnjh actually I like his paren-free proposal (but replacing global w/ modules seems iffy) JS needs to re-assert simplicity as an asset */</text:p>
      <text:p text:style-name="P1"/>
      <text:p text:style-name="P1">Fonte: http://imasters.com.br/artigo/21303/javascript/json-e-jsonp-parte-1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7T01:18:25.643000000</meta:creation-date>
    <dc:date>2015-03-27T01:35:53.552000000</dc:date>
    <meta:editing-duration>PT2M7S</meta:editing-duration>
    <meta:editing-cycles>1</meta:editing-cycles>
    <meta:document-statistic meta:table-count="0" meta:image-count="0" meta:object-count="0" meta:page-count="5" meta:paragraph-count="128" meta:word-count="979" meta:character-count="7185" meta:non-whitespace-character-count="5767"/>
    <meta:generator>LibreOffice/4.4.0.3$Windows_x86 LibreOffice_project/de093506bcdc5fafd9023ee680b8c60e3e0645d7</meta:generator>
  </office:meta>
</office:document-meta>
</file>